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rsid="00166424" officeooo:paragraph-rsid="00166424" style:font-size-asian="17.5pt" style:font-weight-asian="bold" style:font-size-complex="20pt" style:font-weight-complex="bold"/>
    </style:style>
    <style:style style:name="P2" style:family="paragraph" style:parent-style-name="Standard">
      <style:paragraph-properties fo:text-align="center" style:justify-single-word="false"/>
      <style:text-properties fo:font-size="18pt" fo:font-style="italic" fo:font-weight="normal" officeooo:rsid="00166424" officeooo:paragraph-rsid="00166424" style:font-size-asian="15.75pt" style:font-style-asian="italic" style:font-weight-asian="normal" style:font-size-complex="18pt" style:font-style-complex="italic" style:font-weight-complex="normal"/>
    </style:style>
    <style:style style:name="P3" style:family="paragraph" style:parent-style-name="Standard">
      <style:paragraph-properties fo:text-align="start" style:justify-single-word="false"/>
      <style:text-properties fo:font-size="16pt" fo:font-style="italic" fo:font-weight="normal" officeooo:rsid="00166424" officeooo:paragraph-rsid="00166424" style:font-size-asian="14pt" style:font-style-asian="italic" style:font-weight-asian="normal" style:font-size-complex="16pt" style:font-style-complex="italic" style:font-weight-complex="normal"/>
    </style:style>
    <style:style style:name="P4" style:family="paragraph" style:parent-style-name="Standard">
      <style:paragraph-properties fo:text-align="start" style:justify-single-word="false"/>
      <style:text-properties fo:font-size="16pt" fo:font-style="italic" fo:font-weight="normal" officeooo:rsid="00172d5b" officeooo:paragraph-rsid="00172d5b" style:font-size-asian="14pt" style:font-style-asian="italic" style:font-weight-asian="normal" style:font-size-complex="16pt" style:font-style-complex="italic" style:font-weight-complex="normal"/>
    </style:style>
    <style:style style:name="P5" style:family="paragraph" style:parent-style-name="Standard">
      <style:paragraph-properties fo:text-align="start" style:justify-single-word="false"/>
      <style:text-properties fo:font-size="16pt" fo:font-style="italic" fo:font-weight="normal" officeooo:rsid="00180eb9" officeooo:paragraph-rsid="00180eb9" style:font-size-asian="14pt" style:font-style-asian="italic" style:font-weight-asian="normal" style:font-size-complex="16pt" style:font-style-complex="italic" style:font-weight-complex="normal"/>
    </style:style>
    <style:style style:name="P6" style:family="paragraph" style:parent-style-name="Standard">
      <style:paragraph-properties fo:text-align="start" style:justify-single-word="false"/>
      <style:text-properties fo:font-size="16pt" fo:font-style="italic" fo:font-weight="normal" officeooo:rsid="00182cef" officeooo:paragraph-rsid="00182cef" style:font-size-asian="14pt" style:font-style-asian="italic" style:font-weight-asian="normal" style:font-size-complex="16pt" style:font-style-complex="italic" style:font-weight-complex="normal"/>
    </style:style>
    <style:style style:name="P7" style:family="paragraph" style:parent-style-name="Standard">
      <style:paragraph-properties fo:text-align="start" style:justify-single-word="false"/>
      <style:text-properties fo:font-size="16pt" fo:font-style="italic" fo:font-weight="normal" officeooo:rsid="0018f35e" officeooo:paragraph-rsid="0018f35e" style:font-size-asian="14pt" style:font-style-asian="italic" style:font-weight-asian="normal" style:font-size-complex="16pt" style:font-style-complex="italic" style:font-weight-complex="normal"/>
    </style:style>
    <style:style style:name="P8" style:family="paragraph" style:parent-style-name="Standard">
      <style:paragraph-properties fo:text-align="start" style:justify-single-word="false"/>
      <style:text-properties fo:font-size="16pt" fo:font-style="italic" fo:font-weight="normal" officeooo:rsid="0019710f" officeooo:paragraph-rsid="0019710f" style:font-size-asian="14pt" style:font-style-asian="italic" style:font-weight-asian="normal" style:font-size-complex="16pt" style:font-style-complex="italic" style:font-weight-complex="normal"/>
    </style:style>
    <style:style style:name="P9" style:family="paragraph" style:parent-style-name="Standard">
      <style:paragraph-properties fo:text-align="start" style:justify-single-word="false"/>
      <style:text-properties fo:font-size="16pt" fo:font-style="italic" fo:font-weight="normal" officeooo:rsid="001c36d8" officeooo:paragraph-rsid="001c36d8" style:font-size-asian="14pt" style:font-style-asian="italic" style:font-weight-asian="normal" style:font-size-complex="16pt" style:font-style-complex="italic" style:font-weight-complex="normal"/>
    </style:style>
    <style:style style:name="P10" style:family="paragraph" style:parent-style-name="Standard">
      <style:paragraph-properties fo:text-align="center" style:justify-single-word="false"/>
      <style:text-properties fo:font-size="18pt" fo:font-style="italic" fo:font-weight="normal" officeooo:rsid="00166424" officeooo:paragraph-rsid="00166424" style:font-size-asian="15.75pt" style:font-style-asian="italic" style:font-weight-asian="normal" style:font-size-complex="18pt" style:font-style-complex="italic" style:font-weight-complex="normal"/>
    </style:style>
    <style:style style:name="P11" style:family="paragraph" style:parent-style-name="Standard">
      <style:paragraph-properties fo:text-align="center" style:justify-single-word="false"/>
      <style:text-properties fo:font-size="18pt" fo:font-style="italic" fo:font-weight="normal" officeooo:rsid="001dd90c" officeooo:paragraph-rsid="001dd90c" style:font-size-asian="15.75pt" style:font-style-asian="italic" style:font-weight-asian="normal" style:font-size-complex="18pt" style:font-style-complex="italic" style:font-weight-complex="normal"/>
    </style:style>
    <style:style style:name="T1" style:family="text">
      <style:text-properties officeooo:rsid="00172d5b"/>
    </style:style>
    <style:style style:name="T2" style:family="text">
      <style:text-properties officeooo:rsid="00180eb9"/>
    </style:style>
    <style:style style:name="T3" style:family="text">
      <style:text-properties officeooo:rsid="001aa5b0"/>
    </style:style>
    <style:style style:name="T4" style:family="text">
      <style:text-properties officeooo:rsid="0022d0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irtschaftsinformatik</text:p>
      <text:p text:style-name="P2">Ashir, Hanan Ahmed, 5012967, HAAS12, 22.04.24</text:p>
      <text:p text:style-name="P11">Sarkhovska, Sophia Olekseevna, 5014727, <text:span text:style-name="T4">SOSA55</text:span> ,24.04.24</text:p>
      <text:p text:style-name="P2"/>
      <text:p text:style-name="P3">1. <text:span text:style-name="T1">An der Hochschule der Technik und Wirtschaft in Saarbrücken lernen wir in Wirtschaftsinformatik die Themen wie Informationssysteme, Geschäftsprozesse, IT-Infrastruktur und Datenmanagement</text:span><text:span text:style-name="T1"><text:note text:id="ftn1" text:note-class="footnote"><text:note-citation>1</text:note-citation><text:note-body><text:p text:style-name="Footnote">https://moduldb.htwsaar.de/cgi-bin/moduldb-c?bkeys=pi2&amp;ckeys=pw&amp;lang=de</text:p></text:note-body></text:note></text:span><text:span text:style-name="T1">.</text:span></text:p>
      <text:p text:style-name="P4"/>
      <text:p text:style-name="P4">An der Technische Hochschule Köln <text:span text:style-name="T2">besteht der Studiengang Wirtschaftsinformatik aus verschiedenen Modulen wie Betriebswirtschaftslehre, Mathematik, Informatik und Recht</text:span><text:span text:style-name="T2"><text:note text:id="ftn2" text:note-class="footnote"><text:note-citation>2</text:note-citation><text:note-body><text:p text:style-name="Footnote">https://www.th-koeln.de/mam/downloads/deutsch/studium/studiengaenge/f10/wirtschinf/modulhandbuch_wirtschaftsinformatik.pdf</text:p></text:note-body></text:note></text:span><text:span text:style-name="T2">.</text:span></text:p>
      <text:p text:style-name="P5">In dem Modul „Einführung in der Wirtschaftsinformatik“ liegt der Schwerpunkt auf Anwendungssysteme in Unternehmen, deren Funktionen und Unterstützung der wichtigsten Geschäftsfunktionen. Außerdem werden die Grundlagen der Betriebswirtschaftslehre und die wichtige Definitionen und Zusammenhänge belehrt.</text:p>
      <text:p text:style-name="P5"/>
      <text:p text:style-name="P6">An der Universität Stuttgart ist das Studium „Wirtschaftsinformatik“ ein Stück ähnlich aufgebaut. Dabei sind auch die Module Mathematik, Informatik, Betriebswirtschaftslehre und Recht, dazu kommen noch Finanzierung und Vertiefung in Rechnungswesen und sehr viele Wahlpflicht Module<text:note text:id="ftn3" text:note-class="footnote"><text:note-citation>3</text:note-citation><text:note-body><text:p text:style-name="Footnote"><text:a xlink:type="simple" xlink:href="https://www.uni-stuttgart.de/studium/studienangebot_assets/wirtschaftsinformatik/pdf/Studienverlaufsplan-BScWI-Mai2023.pdf" text:style-name="Internet_20_link" text:visited-style-name="Visited_20_Internet_20_Link">https://www.uni-stuttgart.de/studium/studienangebot_assets/wirtschaftsinformatik/pdf/Studienverlaufsplan-BScWI-Mai2023.pdf</text:a></text:p></text:note-body></text:note>. In dem Modul „Einführung in der Wirtschaftsinformatik“ liegt der Schwerpunkt wieder auf Anwendungssysteme in Unternehmen, E-Commerce und IT-Infrastruktur.</text:p>
      <text:p text:style-name="P6"/>
      <text:p text:style-name="P7">Die Technische Universität Darmstadt bietet eine sehr explizite und detaillierte Einblick in dem Studiengang „Wirtschaftsinformatik“ an. Die Module wie Mathematik, Informatik, Recht und BWL sind wieder dabei, mit zusätzliche Modulen wie Unternehmensrecht, Vertragsrecht, Marketing, Investitionen und Finanzierung, Makroökonomie usw<text:note text:id="ftn4" text:note-class="footnote"><text:note-citation>4</text:note-citation><text:note-body><text:p text:style-name="Footnote">https://www.tu-darmstadt.de/media/daa_responsives_design/02_studium_medien/01_studieninteressierte_medien/02_studienangebot_medien/bachelor_of_science_1/wirtschaftsinformatik_b__sc__/studienplan_72/BSc_Wirtschaftsinformatik.de.pdf</text:p></text:note-body></text:note>. Der Vorrang liegt hier mehr auf Wirtschaft als auf Informatik. Über das gesamte Studium werden mit einzelnen Modulen die oben genannten Themen vertieft und deutlicher dargestellt. </text:p>
      <text:p text:style-name="P9"><text:soft-page-break/>2. An der HTW Saar haben wir bisher mehr Vorrang auf Informatik bezogene Module gelegt. In der Wirtschaftsinformatik haben wir die Themen wie Informationssysteme, Geschäftsprozesse, IT-Infrastruktur, Anwendungssysteme und Datenmanagement. Die Themen sind sehr abstrakt und Praxis bezogen. Bei den anderen Universitäten sind die Themen sehr Theorie bezogen. Außerdem ist der Arbeitsaufwand an der Universitäten viel höher als bei uns an der HTW Saar, da die einzelne Module 7-8 ECTS Punkte Wert sind und der Wirtschaftsinformatik Module bei uns nur 5 ECTS Punkte entspricht.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2T00:44:58.894901224</meta:creation-date>
    <dc:date>2024-04-24T19:38:49.816405161</dc:date>
    <meta:editing-duration>PT1H19M32S</meta:editing-duration>
    <meta:editing-cycles>7</meta:editing-cycles>
    <meta:generator>LibreOffice/7.3.7.2$Linux_X86_64 LibreOffice_project/30$Build-2</meta:generator>
    <meta:document-statistic meta:table-count="0" meta:image-count="0" meta:object-count="0" meta:page-count="2" meta:paragraph-count="13" meta:word-count="292" meta:character-count="2858" meta:non-whitespace-character-count="2577"/>
  </office:meta>
</office:document-meta>
</file>